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ee" officeooo:paragraph-rsid="001629ee"/>
    </style:style>
    <style:style style:name="P2" style:family="paragraph" style:parent-style-name="Standard">
      <style:text-properties officeooo:rsid="001a48a0" officeooo:paragraph-rsid="001a48a0"/>
    </style:style>
    <style:style style:name="T1" style:family="text">
      <style:text-properties officeooo:rsid="00199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name</text:p>
      <text:p text:style-name="P1">Nicholas Arden Damberg</text:p>
      <text:p text:style-name="P1"/>
      <text:p text:style-name="P1">-education</text:p>
      <text:p text:style-name="P1">Graduated High School Calamus/Wheatland Iowa in 2005.</text:p>
      <text:p text:style-name="P1">Joined the Navy in 2005 till 2011.</text:p>
      <text:p text:style-name="P1">Attended DeVry University pursuing a bachelors in business management focusing on technical.</text:p>
      <text:p text:style-name="P1">Uncountable amount of <text:span text:style-name="T1">Y</text:span>ou<text:span text:style-name="T1">T</text:span>ube tutorials on various subjects.</text:p>
      <text:p text:style-name="P1">Recently expired Security+ certification</text:p>
      <text:p text:style-name="P1"/>
      <text:p text:style-name="P1">-affiliations</text:p>
      <text:p text:style-name="P1"/>
      <text:p text:style-name="P1">-summary</text:p>
      <text:p text:style-name="P2">Nick has always had an interest in science and technology. <text:s/>Growing up his favorite show was Mythbusters along with an assortment of Sci-Fi television shows.</text:p>
      <text:p text:style-name="P1"/>
      <text:p text:style-name="P1">-exper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1:07:16.771837753</meta:creation-date>
    <dc:date>2017-09-30T13:54:52.652121928</dc:date>
    <meta:editing-duration>PT29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1" meta:character-count="505" meta:non-whitespace-character-count="445"/>
  </office:meta>
</office:document-meta>
</file>